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e0c6b"/>
    </style:style>
    <style:style style:name="P2" style:family="paragraph" style:parent-style-name="Standard">
      <style:paragraph-properties fo:text-align="start" style:justify-single-word="false"/>
      <style:text-properties officeooo:paragraph-rsid="002350e6"/>
    </style:style>
    <style:style style:name="P3" style:family="paragraph" style:parent-style-name="Standard">
      <style:paragraph-properties fo:text-align="start" style:justify-single-word="false"/>
      <style:text-properties style:font-name="Monospace" officeooo:rsid="001b0e05" officeooo:paragraph-rsid="001b0e05"/>
    </style:style>
    <style:style style:name="P4" style:family="paragraph" style:parent-style-name="Standard">
      <style:paragraph-properties fo:text-align="start" style:justify-single-word="false"/>
      <style:text-properties style:font-name="Monospace" officeooo:rsid="001b0e05" officeooo:paragraph-rsid="001e0c6b"/>
    </style:style>
    <style:style style:name="P5" style:family="paragraph" style:parent-style-name="Standard">
      <style:paragraph-properties fo:text-align="start" style:justify-single-word="false"/>
      <style:text-properties style:font-name="Monospace" officeooo:rsid="001b0e05" officeooo:paragraph-rsid="0020b45b"/>
    </style:style>
    <style:style style:name="P6" style:family="paragraph" style:parent-style-name="Standard">
      <style:paragraph-properties fo:text-align="start" style:justify-single-word="false"/>
      <style:text-properties style:font-name="Monospace" officeooo:rsid="001b0e05" officeooo:paragraph-rsid="002350e6"/>
    </style:style>
    <style:style style:name="P7" style:family="paragraph" style:parent-style-name="Standard">
      <style:paragraph-properties fo:text-align="start" style:justify-single-word="false"/>
      <style:text-properties style:font-name="Monospace" officeooo:rsid="001b0e05" officeooo:paragraph-rsid="0024bf6f"/>
    </style:style>
    <style:style style:name="P8" style:family="paragraph" style:parent-style-name="Standard">
      <style:paragraph-properties fo:text-align="start" style:justify-single-word="false"/>
      <style:text-properties fo:color="#595959" style:font-name="Monospace" fo:font-size="11pt" officeooo:rsid="001b0e05" officeooo:paragraph-rsid="001b0e05" style:font-size-asian="11pt"/>
    </style:style>
    <style:style style:name="P9" style:family="paragraph" style:parent-style-name="Standard">
      <style:paragraph-properties fo:text-align="start" style:justify-single-word="false"/>
      <style:text-properties fo:color="#595959" style:font-name="Monospace" fo:font-size="11pt" officeooo:rsid="001b0e05" officeooo:paragraph-rsid="00269681" style:font-size-asian="11pt"/>
    </style:style>
    <style:style style:name="P10" style:family="paragraph" style:parent-style-name="Standard">
      <style:paragraph-properties fo:text-align="start" style:justify-single-word="false"/>
      <style:text-properties fo:color="#595959" style:font-name="Monospace" fo:font-size="11pt" officeooo:rsid="001b0e05" officeooo:paragraph-rsid="001e0c6b" style:font-size-asian="11pt"/>
    </style:style>
    <style:style style:name="P11" style:family="paragraph" style:parent-style-name="Standard">
      <style:paragraph-properties fo:text-align="start" style:justify-single-word="false"/>
      <style:text-properties fo:color="#595959" style:font-name="Monospace" fo:font-size="11pt" officeooo:rsid="001b0e05" officeooo:paragraph-rsid="002350e6" style:font-size-asian="11pt"/>
    </style:style>
    <style:style style:name="P12" style:family="paragraph" style:parent-style-name="Standard">
      <style:paragraph-properties fo:text-align="start" style:justify-single-word="false"/>
      <style:text-properties fo:color="#595959" style:font-name="Monospace" fo:font-size="11pt" officeooo:rsid="001b0e05" officeooo:paragraph-rsid="00297fb8" style:font-size-asian="11pt"/>
    </style:style>
    <style:style style:name="P13" style:family="paragraph" style:parent-style-name="Standard">
      <style:paragraph-properties fo:text-align="start" style:justify-single-word="false"/>
      <style:text-properties fo:color="#595959" style:font-name="Monospace" fo:font-size="11pt" officeooo:rsid="001b0e05" officeooo:paragraph-rsid="0029e2b7" style:font-size-asian="11pt"/>
    </style:style>
    <style:style style:name="P14" style:family="paragraph" style:parent-style-name="Standard">
      <style:paragraph-properties fo:text-align="start" style:justify-single-word="false"/>
      <style:text-properties fo:color="#595959" style:font-name="Monospace" fo:font-size="11pt" officeooo:rsid="001b0e05" officeooo:paragraph-rsid="002c86e6" style:font-size-asian="11pt"/>
    </style:style>
    <style:style style:name="P15" style:family="paragraph" style:parent-style-name="Standard">
      <style:paragraph-properties fo:text-align="start" style:justify-single-word="false"/>
      <style:text-properties fo:color="#595959" style:font-name="Monospace" fo:font-size="11pt" officeooo:rsid="001e0c6b" officeooo:paragraph-rsid="0020b45b" style:font-size-asian="11pt"/>
    </style:style>
    <style:style style:name="P16" style:family="paragraph" style:parent-style-name="Standard">
      <style:paragraph-properties fo:text-align="start" style:justify-single-word="false"/>
      <style:text-properties fo:color="#595959" style:font-name="Monospace" fo:font-size="11pt" officeooo:rsid="001c999e" officeooo:paragraph-rsid="00269681" style:font-size-asian="11pt"/>
    </style:style>
    <style:style style:name="P17" style:family="paragraph" style:parent-style-name="Standard">
      <style:paragraph-properties fo:text-align="start" style:justify-single-word="false"/>
      <style:text-properties fo:color="#595959" style:font-name="Monospace" fo:font-size="11pt" officeooo:rsid="001c999e" officeooo:paragraph-rsid="00297fb8" style:font-size-asian="11pt"/>
    </style:style>
    <style:style style:name="P18" style:family="paragraph" style:parent-style-name="Standard">
      <style:paragraph-properties fo:text-align="start" style:justify-single-word="false"/>
      <style:text-properties fo:color="#595959" style:font-name="Monospace" fo:font-size="11pt" officeooo:rsid="001c999e" officeooo:paragraph-rsid="0029e2b7" style:font-size-asian="11pt"/>
    </style:style>
    <style:style style:name="P19" style:family="paragraph" style:parent-style-name="Standard">
      <style:paragraph-properties fo:text-align="start" style:justify-single-word="false"/>
      <style:text-properties fo:color="#595959" style:font-name="Monospace" fo:font-size="11pt" officeooo:rsid="001c999e" officeooo:paragraph-rsid="002c86e6" style:font-size-asian="11pt"/>
    </style:style>
    <style:style style:name="P20" style:family="paragraph" style:parent-style-name="Standard">
      <style:paragraph-properties fo:text-align="start" style:justify-single-word="false"/>
      <style:text-properties officeooo:paragraph-rsid="00297fb8"/>
    </style:style>
    <style:style style:name="P21" style:family="paragraph" style:parent-style-name="Standard">
      <style:paragraph-properties fo:text-align="start" style:justify-single-word="false"/>
      <style:text-properties officeooo:paragraph-rsid="0029e2b7"/>
    </style:style>
    <style:style style:name="P22" style:family="paragraph" style:parent-style-name="Standard">
      <style:paragraph-properties fo:text-align="start" style:justify-single-word="false"/>
      <style:text-properties officeooo:paragraph-rsid="002c86e6"/>
    </style:style>
    <style:style style:name="P23" style:family="paragraph" style:parent-style-name="Standard">
      <style:paragraph-properties fo:text-align="start" style:justify-single-word="false"/>
      <style:text-properties style:font-name="Monospace" officeooo:rsid="001b0e05" officeooo:paragraph-rsid="00297fb8"/>
    </style:style>
    <style:style style:name="P24" style:family="paragraph" style:parent-style-name="Standard">
      <style:paragraph-properties fo:text-align="start" style:justify-single-word="false"/>
      <style:text-properties style:font-name="Monospace" officeooo:rsid="001b0e05" officeooo:paragraph-rsid="0029e2b7"/>
    </style:style>
    <style:style style:name="P25" style:family="paragraph" style:parent-style-name="Standard">
      <style:paragraph-properties fo:text-align="start" style:justify-single-word="false"/>
      <style:text-properties style:font-name="Monospace" officeooo:rsid="001b0e05" officeooo:paragraph-rsid="002c86e6"/>
    </style:style>
    <style:style style:name="P26" style:family="paragraph" style:parent-style-name="Standard">
      <style:paragraph-properties fo:text-align="start" style:justify-single-word="false"/>
      <style:text-properties officeooo:rsid="002d0f72" officeooo:paragraph-rsid="002d0f72"/>
    </style:style>
    <style:style style:name="P27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350e6"/>
    </style:style>
    <style:style style:name="P28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9e2b7"/>
    </style:style>
    <style:style style:name="P29" style:family="paragraph" style:parent-style-name="Standard">
      <style:paragraph-properties fo:text-align="start" style:justify-single-word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c86e6"/>
    </style:style>
    <style:style style:name="T1" style:family="text">
      <style:text-properties fo:color="#595959" fo:font-size="11pt" style:font-size-asian="11pt"/>
    </style:style>
    <style:style style:name="T2" style:family="text">
      <style:text-properties fo:color="#595959" fo:font-size="11pt" officeooo:rsid="001c999e" style:font-size-asian="11pt"/>
    </style:style>
    <style:style style:name="T3" style:family="text">
      <style:text-properties fo:color="#595959" fo:font-size="11pt" officeooo:rsid="001e0c6b" style:font-size-asian="11pt"/>
    </style:style>
    <style:style style:name="T4" style:family="text">
      <style:text-properties fo:color="#595959" fo:font-size="11pt" officeooo:rsid="001fe5d4" style:font-size-asian="11pt"/>
    </style:style>
    <style:style style:name="T5" style:family="text">
      <style:text-properties fo:color="#595959" fo:font-size="11pt" officeooo:rsid="0020b45b" style:font-size-asian="11pt"/>
    </style:style>
    <style:style style:name="T6" style:family="text">
      <style:text-properties fo:color="#595959" fo:font-size="11pt" officeooo:rsid="0021a3bb" style:font-size-asian="11pt"/>
    </style:style>
    <style:style style:name="T7" style:family="text">
      <style:text-properties fo:color="#595959" fo:font-size="11pt" officeooo:rsid="002350e6" style:font-size-asian="11pt"/>
    </style:style>
    <style:style style:name="T8" style:family="text">
      <style:text-properties fo:color="#595959" fo:font-size="11pt" officeooo:rsid="0024bf6f" style:font-size-asian="11pt"/>
    </style:style>
    <style:style style:name="T9" style:family="text">
      <style:text-properties fo:color="#595959" fo:font-size="11pt" officeooo:rsid="003008ed" style:font-size-asian="11pt"/>
    </style:style>
    <style:style style:name="T10" style:family="text">
      <style:text-properties fo:color="#595959" fo:font-size="11pt" officeooo:rsid="0031f68d" style:font-size-asian="11pt"/>
    </style:style>
    <style:style style:name="T11" style:family="text">
      <style:text-properties fo:color="#595959" style:font-name="Monospace" fo:font-size="11pt" style:font-size-asian="11pt"/>
    </style:style>
    <style:style style:name="T12" style:family="text">
      <style:text-properties fo:color="#595959" style:font-name="Monospace" fo:font-size="11pt" officeooo:rsid="001b0e05" style:font-size-asian="11pt"/>
    </style:style>
    <style:style style:name="T13" style:family="text">
      <style:text-properties fo:color="#595959" style:font-name="Monospace" fo:font-size="11pt" officeooo:rsid="001e0c6b" style:font-size-asian="11pt"/>
    </style:style>
    <style:style style:name="T14" style:family="text">
      <style:text-properties fo:color="#595959" style:font-name="Monospace" fo:font-size="11pt" officeooo:rsid="002350e6" style:font-size-asian="11pt"/>
    </style:style>
    <style:style style:name="T15" style:family="text">
      <style:text-properties fo:color="#595959" style:font-name="Monospace" fo:font-size="11pt" officeooo:rsid="001c999e" style:font-size-asian="11pt"/>
    </style:style>
    <style:style style:name="T16" style:family="text">
      <style:text-properties fo:color="#595959" style:font-name="Monospace" fo:font-size="11pt" officeooo:rsid="00297fb8" style:font-size-asian="11pt"/>
    </style:style>
    <style:style style:name="T17" style:family="text">
      <style:text-properties fo:color="#595959" style:font-name="Monospace" fo:font-size="11pt" officeooo:rsid="0029e2b7" style:font-size-asian="11pt"/>
    </style:style>
    <style:style style:name="T18" style:family="text">
      <style:text-properties fo:color="#595959" style:font-name="Monospace" fo:font-size="11pt" officeooo:rsid="001fe5d4" style:font-size-asian="11pt"/>
    </style:style>
    <style:style style:name="T19" style:family="text">
      <style:text-properties fo:color="#595959" style:font-name="Monospace" fo:font-size="11pt" officeooo:rsid="002bcd35" style:font-size-asian="11pt"/>
    </style:style>
    <style:style style:name="T20" style:family="text">
      <style:text-properties fo:color="#595959" style:font-name="Monospace" fo:font-size="11pt" officeooo:rsid="002c86e6" style:font-size-asian="11pt"/>
    </style:style>
    <style:style style:name="T21" style:family="text">
      <style:text-properties fo:color="#595959" style:font-name="Monospace" fo:font-size="11pt" officeooo:rsid="002d0f72" style:font-size-asian="11pt"/>
    </style:style>
    <style:style style:name="T22" style:family="text">
      <style:text-properties fo:color="#595959" style:font-name="Monospace" fo:font-size="11pt" officeooo:rsid="002dfee5" style:font-size-asian="11pt"/>
    </style:style>
    <style:style style:name="T23" style:family="text">
      <style:text-properties fo:color="#595959" style:font-name="Monospace" fo:font-size="11pt" officeooo:rsid="002fd012" style:font-size-asian="11pt"/>
    </style:style>
    <style:style style:name="T24" style:family="text">
      <style:text-properties fo:color="#595959" style:font-name="Monospace" fo:font-size="11pt" officeooo:rsid="0031f68d" style:font-size-asian="11pt"/>
    </style:style>
    <style:style style:name="T25" style:family="text">
      <style:text-properties officeooo:rsid="002c86e6"/>
    </style:style>
    <style:style style:name="T26" style:family="text">
      <style:text-properties officeooo:rsid="0031f6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ome caso d’uso :</text:p>
      <text:p text:style-name="P8"><text:tab/>Registrazione nel sistema</text:p>
      <text:p text:style-name="P8">Attori :</text:p>
      <text:p text:style-name="P8"><text:tab/>Utente</text:p>
      <text:p text:style-name="P8">Descrizione :</text:p>
      <text:p text:style-name="P8"><text:tab/>Procedura di inserimento dei dati dell’utente per registrarsi nel <text:tab/>sistema</text:p>
      <text:p text:style-name="P8">Sequenza di eventi :</text:p>
      <text:p text:style-name="P8"><text:tab/>L’utente inserisce i suoi dati</text:p>
      <text:p text:style-name="P8">Post condizioni:</text:p>
      <text:p text:style-name="P8"><text:tab/>Il sistema registra l’utente con i dati inseriti</text:p>
      <text:p text:style-name="P8">Sequenza Alternativa :</text:p>
      <text:p text:style-name="P3"><text:span text:style-name="T1"><text:tab/></text:span><text:span text:style-name="T2">Se i dati inseriti non sono validi il sistema non effettua la <text:tab/>regist</text:span><text:span text:style-name="T4">r</text:span><text:span text:style-name="T2">azione</text:span></text:p>
      <text:p text:style-name="P9">-------------------------------------------------------------------------</text:p>
      <text:p text:style-name="P10">Nome caso d’uso :</text:p>
      <text:p text:style-name="P1"><text:span text:style-name="T12"><text:tab/></text:span><text:span text:style-name="T13">Visualizzazione profilo</text:span></text:p>
      <text:p text:style-name="P10">Attori :</text:p>
      <text:p text:style-name="P10"><text:tab/>Utente</text:p>
      <text:p text:style-name="P10">Descrizione :</text:p>
      <text:p text:style-name="P4"><text:span text:style-name="T1"><text:tab/></text:span><text:span text:style-name="T3">Sono visualizzati i dati anagrafici, il saldo punti della tessera <text:tab/>fedeltà e stato delle spese</text:span></text:p>
      <text:p text:style-name="P15">Sequenza di eventi :</text:p>
      <text:p text:style-name="P5"><text:span text:style-name="T3"><text:tab/></text:span><text:span text:style-name="T5">L’utente accede</text:span><text:span text:style-name="T6"> </text:span><text:span text:style-name="T5">all</text:span><text:span text:style-name="T6">a sua </text:span><text:span text:style-name="T5">area dedicata</text:span></text:p>
      <text:p text:style-name="P4"><text:span text:style-name="T4">Pre condizioni: L’utente deve essere registrato ed aver fatto il login <text:tab/>nel sistema</text:span><text:span text:style-name="T1"><text:tab/></text:span></text:p>
      <text:p text:style-name="P16">-------------------------------------------------------------------------</text:p>
      <text:p text:style-name="P11">Nome caso d’uso :</text:p>
      <text:p text:style-name="P2"><text:span text:style-name="T12"><text:tab/></text:span><text:span text:style-name="T14">Modifica profilo</text:span></text:p>
      <text:p text:style-name="P11">Attori :</text:p>
      <text:p text:style-name="P11"><text:tab/>Utente</text:p>
      <text:p text:style-name="P11">Descrizione :</text:p>
      <text:p text:style-name="P2"><text:span text:style-name="T12"><text:tab/>Procedura di </text:span><text:span text:style-name="T14">modifica</text:span><text:span text:style-name="T12"> dei dati dell’utente</text:span></text:p>
      <text:p text:style-name="P11">Sequenza di eventi :</text:p>
      <text:p text:style-name="P2"><text:span text:style-name="T12"><text:tab/>L’utente </text:span><text:span text:style-name="T14">seleziona</text:span><text:span text:style-name="T12"> i dati </text:span><text:span text:style-name="T14">che vuole cambiare e li modifica</text:span></text:p>
      <text:p text:style-name="P7"><text:span text:style-name="T4">Pre condizioni: L’utente deve essere registrato ed aver fatto il login <text:tab/>nel sistema </text:span><text:span text:style-name="T8">poi </text:span><text:span text:style-name="T5">accede</text:span><text:span text:style-name="T6"> </text:span><text:span text:style-name="T5">all</text:span><text:span text:style-name="T6">’</text:span><text:span text:style-name="T5">area dedicata</text:span><text:span text:style-name="T7"><text:tab/></text:span></text:p>
      <text:p text:style-name="P11">Post condizioni:</text:p>
      <text:p text:style-name="P6"><text:span text:style-name="T1"><text:tab/>Il sistema registra i </text:span><text:span text:style-name="T7">nuovi </text:span><text:span text:style-name="T1">dati inseriti </text:span><text:span text:style-name="T7">dall’utente</text:span></text:p>
      <text:p text:style-name="P11">Sequenza Alternativa :</text:p>
      <text:p text:style-name="P27"><text:span text:style-name="T12"><text:tab/></text:span><text:span text:style-name="T15">Se i dati inseriti non sono validi il sistema non effettua la <text:tab/></text:span><text:span text:style-name="T14">modifica</text:span></text:p>
      <text:p text:style-name="P23"/>
      <text:p text:style-name="P17">-------------------------------------------------------------------------</text:p>
      <text:p text:style-name="P12">Nome caso d’uso :</text:p>
      <text:p text:style-name="P20"><text:span text:style-name="T12"><text:tab/></text:span><text:span text:style-name="T16">Creazione ordine</text:span></text:p>
      <text:p text:style-name="P12">Attori :</text:p>
      <text:p text:style-name="P12"><text:tab/>Utente</text:p>
      <text:p text:style-name="P12">Descrizione :</text:p>
      <text:p text:style-name="P20"><text:span text:style-name="T12"><text:tab/></text:span><text:span text:style-name="T17">Operazione che permette di predisporre un carrello vuoto che in seguito verrà utilizzato per gli acquisti</text:span></text:p>
      <text:p text:style-name="P20"><text:span text:style-name="T12"><text:tab/></text:span><text:span text:style-name="T17">1</text:span></text:p>
      <text:p text:style-name="P21"><text:soft-page-break/><text:span text:style-name="T18">Pre condizioni: L’utente deve essere registrato ed aver fatto il login <text:tab/>nel sistema</text:span></text:p>
      <text:p text:style-name="P24"/>
      <text:p text:style-name="P18">-------------------------------------------------------------------------</text:p>
      <text:p text:style-name="P13">Nome caso d’uso :</text:p>
      <text:p text:style-name="P21"><text:span text:style-name="T12"><text:tab/></text:span><text:span text:style-name="T14">Modifica </text:span><text:span text:style-name="T17">carrello</text:span></text:p>
      <text:p text:style-name="P13">Attori :</text:p>
      <text:p text:style-name="P13"><text:tab/>Utente</text:p>
      <text:p text:style-name="P13">Descrizione :</text:p>
      <text:p text:style-name="P21"><text:span text:style-name="T12"><text:tab/>Procedura di </text:span><text:span text:style-name="T19">aggiunta e rimozione</text:span><text:span text:style-name="T12"> dei </text:span><text:span text:style-name="T17">prodotti </text:span><text:span text:style-name="T19">da</text:span><text:span text:style-name="T17">l carrello</text:span></text:p>
      <text:p text:style-name="P13">Sequenza di eventi :</text:p>
      <text:p text:style-name="P21"><text:span text:style-name="T12"><text:tab/>L’utente </text:span><text:span text:style-name="T14">seleziona</text:span><text:span text:style-name="T12"> </text:span></text:p>
      <text:p text:style-name="P24"><text:span text:style-name="T4">Pre condizioni: L’utente deve essere registrato ed aver fatto il login <text:tab/>nel sistema </text:span><text:span text:style-name="T8">poi </text:span><text:span text:style-name="T5">accede</text:span><text:span text:style-name="T6"> </text:span><text:span text:style-name="T5">all</text:span><text:span text:style-name="T6">’</text:span><text:span text:style-name="T5">area dedicata</text:span><text:span text:style-name="T7"><text:tab/></text:span></text:p>
      <text:p text:style-name="P13">Post condizioni:</text:p>
      <text:p text:style-name="P24"><text:span text:style-name="T1"><text:tab/>Il sistema registra i </text:span><text:span text:style-name="T7">nuovi </text:span><text:span text:style-name="T1">dati inseriti </text:span><text:span text:style-name="T7">dall’utente</text:span></text:p>
      <text:p text:style-name="P13">Sequenza Alternativa :</text:p>
      <text:p text:style-name="P28"><text:span text:style-name="T12"><text:tab/></text:span><text:span text:style-name="T15">Se i dati inseriti non sono validi il sistema non effettua la <text:tab/></text:span><text:span text:style-name="T14">modifica</text:span></text:p>
      <text:p text:style-name="P21"><text:span text:style-name="T14"><text:tab/></text:span></text:p>
      <text:p text:style-name="P25"/>
      <text:p text:style-name="P19">-------------------------------------------------------------------------</text:p>
      <text:p text:style-name="P14">Nome caso d’uso :</text:p>
      <text:p text:style-name="P22"><text:span text:style-name="T12"><text:tab/></text:span><text:span text:style-name="T20">Gestione carrello</text:span></text:p>
      <text:p text:style-name="P14">Attori :</text:p>
      <text:p text:style-name="P14"><text:tab/>Utente</text:p>
      <text:p text:style-name="P14"><text:span text:style-name="T25">Scopo e </text:span>Descrizione <text:span text:style-name="T25">sintetica</text:span> :</text:p>
      <text:p text:style-name="P22"><text:span text:style-name="T12"><text:tab/></text:span><text:span text:style-name="T20">Il sistema permette all’utente di gestire il proprio carrello della spesa. L’utente può visualizzare il proprio carrello, inserire prodotti e togliere i prodotti già inseriti, </text:span><text:span text:style-name="T21">confermare l’ordine e specificare una modalità di pagamento</text:span><text:span text:style-name="T20"> <text:s/></text:span></text:p>
      <text:p text:style-name="P14">Sequenza di eventi :</text:p>
      <text:p text:style-name="P22"><text:span text:style-name="T12"><text:tab/></text:span><text:span text:style-name="T21">Questo caso d’uso viene attivato quando l’utente vuole modificare il proprio carrello.</text:span></text:p>
      <text:p text:style-name="P22"><text:span text:style-name="T21">1. L’utente sceglie la funzione richiesta</text:span></text:p>
      <text:p text:style-name="P26"><text:span text:style-name="T11">2. Uno dei seguenti casi d’uso viene utilizzato:</text:span></text:p>
      <text:p text:style-name="P26"><text:span text:style-name="T11"><text:tab/>-</text:span><text:span text:style-name="T22">Modifica</text:span><text:span text:style-name="T11"> al carrello</text:span><text:span text:style-name="T22">(aggiungere e togliere prodotti)</text:span></text:p>
      <text:p text:style-name="P26"><text:span text:style-name="T11"><text:tab/>-Visualizzazione carrello</text:span></text:p>
      <text:p text:style-name="P26"><text:span text:style-name="T11"><text:tab/>-Con</text:span><text:span text:style-name="T22">ferma ordine: che comprende anche la </text:span><text:span text:style-name="T23">scelta</text:span><text:span text:style-name="T22"> di un metodo di pagamento </text:span><text:span text:style-name="T23">con carta di credito, con paypal o alla consegna inserendo per ciascuno le credenziali o il domicilio. </text:span><text:span text:style-name="T11"><text:s/></text:span></text:p>
      <text:p text:style-name="P25"><text:span text:style-name="T4">Pre condizioni: L’utente deve essere registrato ed aver fatto il login <text:tab/>nel sistema </text:span></text:p>
      <text:p text:style-name="P14">Post-condizioni:</text:p>
      <text:p text:style-name="P14"><text:tab/><text:span text:style-name="T26">Se le operazioni di modifica vanno a buon fine lo stato del carrello viene modificato, altrimenti il contenuto del carrello rimane invariato.</text:span></text:p>
      <text:p text:style-name="P25"><text:span text:style-name="T1"><text:tab/></text:span><text:span text:style-name="T9">Se il pagamento va a buon fine l’acquisto viene fatto, </text:span><text:span text:style-name="T10">altrimenti l’acquisto non viene effettuato</text:span><text:span text:style-name="T9">.</text:span></text:p>
      <text:p text:style-name="P14">Sequenza Alternativa :</text:p>
      <text:p text:style-name="P29"><text:span text:style-name="T12"><text:tab/></text:span><text:span text:style-name="T15">-</text:span><text:span text:style-name="T24">Se prodotto non è disponibile</text:span></text:p>
      <text:p text:style-name="P29"><text:span text:style-name="T24"><text:tab/><text:tab/>-Se durante la conferma il prodotto non è disponibile, viene visualizzato un messaggio di errore per informare l’utente che il prodotto non è disponibile</text:span></text:p>
      <text:p text:style-name="P1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1" svg:font-family="Arial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8:14:54.528000000</meta:creation-date>
    <dc:date>2020-04-24T18:43:44.276100588</dc:date>
    <meta:editing-duration>PT30M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81" meta:word-count="492" meta:character-count="3511" meta:non-whitespace-character-count="3041"/>
  </office:meta>
</office:document-meta>
</file>